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margin-bottom="0.4923in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 fo:margin-bottom="0.4923in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Основнойшрифтабзаца" style:family="text"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 fo:margin-bottom="0.4923in"/>
    </style:style>
    <style:style style:name="T9" style:parent-style-name="Основнойшрифтабзаца" style:family="text"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 fo:margin-bottom="0.4923in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margin-bottom="0.4923in"/>
    </style:style>
    <style:style style:name="T13" style:parent-style-name="Основнойшрифтабзаца" style:family="text"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margin-bottom="0.4923in"/>
    </style:style>
    <style:style style:name="P15" style:parent-style-name="Standard" style:family="paragraph">
      <style:paragraph-properties fo:text-align="center" fo:margin-bottom="0.4923in"/>
    </style:style>
    <style:style style:name="P16" style:parent-style-name="Standard" style:family="paragraph">
      <style:paragraph-properties fo:text-align="end" fo:margin-right="0.1576in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P18" style:parent-style-name="Standard" style:family="paragraph">
      <style:paragraph-properties fo:text-align="end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T20" style:parent-style-name="Основнойшрифтабзаца" style:family="text">
      <style:text-properties fo:font-size="14pt" style:font-size-asian="14pt" style:font-size-complex="14pt"/>
    </style:style>
    <style:style style:name="T21" style:parent-style-name="Основнойшрифтабзаца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text-align="end" fo:margin-bottom="0.4923in" fo:margin-left="0.1576in" fo:margin-right="0.827in">
        <style:tab-stops/>
      </style:paragraph-properties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Standard" style:family="paragraph">
      <style:paragraph-properties fo:text-align="end" fo:margin-left="0.1576in">
        <style:tab-stops/>
      </style:paragraph-properties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 fo:text-align="end" fo:margin-left="0.1576in">
        <style:tab-stops/>
      </style:paragraph-properties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P28" style:parent-style-name="Standard" style:family="paragraph">
      <style:paragraph-properties fo:text-align="end" fo:margin-left="0.1576in">
        <style:tab-stops/>
      </style:paragraph-properties>
    </style:style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 fo:text-align="end" fo:margin-bottom="0.4923in" fo:margin-right="1.0236in" fo:text-indent="0.1965in"/>
    </style:style>
    <style:style style:name="T32" style:parent-style-name="Основнойшрифтабзаца" style:family="text">
      <style:text-properties fo:font-size="11pt" style:font-size-asian="11pt" style:font-size-complex="11pt"/>
    </style:style>
    <style:style style:name="T33" style:parent-style-name="Основнойшрифтабзаца" style:family="text">
      <style:text-properties fo:font-size="10pt" style:font-size-asian="10pt" style:font-size-complex="10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Standard" style:family="paragraph">
      <style:paragraph-properties fo:text-align="end" fo:margin-bottom="0.4923in" fo:margin-right="1.0236in" fo:text-indent="0.1965in"/>
      <style:text-properties fo:font-size="10pt" style:font-size-asian="10pt" style:font-size-complex="10pt"/>
    </style:style>
    <style:style style:name="P36" style:parent-style-name="Standard" style:family="paragraph">
      <style:paragraph-properties fo:text-align="center" fo:text-indent="0.1965in"/>
      <style:text-properties style:font-name="Arial" fo:font-weight="bold" style:font-weight-asian="bold" style:font-weight-complex="bold" fo:font-size="16pt" style:font-size-asian="16pt" style:font-size-complex="16pt"/>
    </style:style>
    <style:style style:name="P3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4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4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6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7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8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59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0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1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2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3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4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5" style:parent-style-name="Standard" style:family="paragraph">
      <style:paragraph-properties fo:text-align="center" fo:text-indent="0.1965in"/>
      <style:text-properties fo:font-size="16pt" style:font-size-asian="16pt" style:font-size-complex="16pt"/>
    </style:style>
    <style:style style:name="P6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68" style:parent-style-name="Standard" style:family="paragraph">
      <style:paragraph-properties fo:line-height="150%" fo:text-indent="0.1965in"/>
    </style:style>
    <style:style style:name="P69" style:parent-style-name="Standard" style:family="paragraph">
      <style:paragraph-properties fo:line-height="150%" fo:text-indent="0.1965in"/>
    </style:style>
    <style:style style:name="P70" style:parent-style-name="Standard" style:family="paragraph">
      <style:paragraph-properties fo:line-height="150%" fo:text-indent="0.1965in"/>
    </style:style>
    <style:style style:name="P71" style:parent-style-name="Standard" style:family="paragraph">
      <style:paragraph-properties fo:line-height="150%" fo:text-indent="0.1965in"/>
    </style:style>
    <style:style style:name="P72" style:parent-style-name="Standard" style:family="paragraph">
      <style:paragraph-properties fo:line-height="150%" fo:text-indent="0.1965in"/>
    </style:style>
    <style:style style:name="P73" style:parent-style-name="Standard" style:family="paragraph">
      <style:paragraph-properties fo:line-height="150%" fo:text-indent="0.1965in"/>
    </style:style>
    <style:style style:name="P74" style:parent-style-name="Standard" style:family="paragraph">
      <style:paragraph-properties fo:line-height="150%" fo:text-indent="0.1965in"/>
    </style:style>
    <style:style style:name="P75" style:parent-style-name="Standard" style:family="paragraph">
      <style:paragraph-properties fo:line-height="150%" fo:text-indent="0.1965in"/>
    </style:style>
    <style:style style:name="P76" style:parent-style-name="Standard" style:family="paragraph">
      <style:paragraph-properties fo:line-height="150%" fo:text-indent="0.1965in"/>
    </style:style>
    <style:style style:name="P77" style:parent-style-name="Standard" style:family="paragraph">
      <style:paragraph-properties fo:line-height="150%" fo:text-indent="0.1965in"/>
    </style:style>
    <style:style style:name="P78" style:parent-style-name="Standard" style:family="paragraph">
      <style:paragraph-properties fo:line-height="150%" fo:text-indent="0.1965in"/>
    </style:style>
    <style:style style:name="P79" style:parent-style-name="Standard" style:family="paragraph">
      <style:paragraph-properties fo:line-height="150%" fo:text-indent="0.1965in"/>
    </style:style>
    <style:style style:name="P80" style:parent-style-name="Standard" style:family="paragraph">
      <style:paragraph-properties fo:line-height="150%" fo:text-indent="0.1965in"/>
    </style:style>
    <style:style style:name="P81" style:parent-style-name="Standard" style:family="paragraph">
      <style:paragraph-properties fo:line-height="150%" fo:text-indent="0.1965in"/>
    </style:style>
    <style:style style:name="P82" style:parent-style-name="Standard" style:family="paragraph">
      <style:paragraph-properties fo:line-height="150%" fo:text-indent="0.1965in"/>
    </style:style>
    <style:style style:name="P83" style:parent-style-name="Standard" style:family="paragraph">
      <style:paragraph-properties fo:line-height="150%" fo:text-indent="0.1965in"/>
    </style:style>
    <style:style style:name="P84" style:parent-style-name="Standard" style:family="paragraph">
      <style:paragraph-properties fo:line-height="150%" fo:text-indent="0.1965in"/>
    </style:style>
    <style:style style:name="P85" style:parent-style-name="Standard" style:family="paragraph">
      <style:paragraph-properties fo:line-height="150%" fo:text-indent="0.1965in"/>
    </style:style>
    <style:style style:name="P86" style:parent-style-name="Standard" style:family="paragraph">
      <style:paragraph-properties fo:line-height="150%" fo:text-indent="0.1965in"/>
    </style:style>
    <style:style style:name="P87" style:parent-style-name="Standard" style:family="paragraph">
      <style:paragraph-properties fo:line-height="150%" fo:text-indent="0.1965in"/>
    </style:style>
    <style:style style:name="P88" style:parent-style-name="Standard" style:family="paragraph">
      <style:paragraph-properties fo:line-height="150%" fo:text-indent="0.1965in"/>
    </style:style>
    <style:style style:name="P89" style:parent-style-name="Standard" style:family="paragraph">
      <style:paragraph-properties fo:line-height="150%" fo:text-indent="0.1965in"/>
    </style:style>
    <style:style style:name="P90" style:parent-style-name="Standard" style:family="paragraph">
      <style:paragraph-properties fo:line-height="150%" fo:text-indent="0.1965in"/>
    </style:style>
    <style:style style:name="P91" style:parent-style-name="Standard" style:family="paragraph">
      <style:paragraph-properties fo:line-height="150%" fo:text-indent="0.1965in"/>
    </style:style>
    <style:style style:name="P92" style:parent-style-name="Standard" style:family="paragraph">
      <style:paragraph-properties fo:line-height="150%" fo:text-indent="0.1965in"/>
    </style:style>
    <style:style style:name="P93" style:parent-style-name="Standard" style:family="paragraph">
      <style:paragraph-properties fo:line-height="150%" fo:text-indent="0.1965in"/>
    </style:style>
    <style:style style:name="P94" style:parent-style-name="Standard" style:family="paragraph">
      <style:paragraph-properties fo:line-height="150%" fo:text-indent="0.1965in"/>
    </style:style>
    <style:style style:name="T9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9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09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0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1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2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3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4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5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6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7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8" style:parent-style-name="Standard" style:family="paragraph">
      <style:paragraph-properties fo:text-align="justify" fo:line-height="200%"/>
      <style:text-properties style:font-name="inherit" fo:font-style="italic" style:font-style-asian="italic" style:font-style-complex="italic" fo:color="#1F1F1F" fo:font-size="10pt" style:font-size-asian="10pt" style:font-size-complex="10pt"/>
    </style:style>
    <style:style style:name="P11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2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2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3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6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7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8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49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0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1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2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3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4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P155" style:parent-style-name="Standard" style:family="paragraph">
      <style:paragraph-properties fo:text-indent="0.1965in"/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59" style:parent-style-name="Standard" style:family="paragraph">
      <style:paragraph-properties fo:text-align="justify" fo:text-indent="0.1965in"/>
      <style:text-properties style:font-name="Courier New"/>
    </style:style>
    <style:style style:name="P160" style:parent-style-name="Standard" style:family="paragraph">
      <style:paragraph-properties fo:text-align="justify" fo:text-indent="0.1965in"/>
      <style:text-properties style:font-name="Courier New"/>
    </style:style>
    <style:style style:name="TableColumn162" style:family="table-column">
      <style:table-column-properties style:column-width="1.5743in" style:use-optimal-column-width="false"/>
    </style:style>
    <style:style style:name="TableColumn163" style:family="table-column">
      <style:table-column-properties style:column-width="1.575in" style:use-optimal-column-width="false"/>
    </style:style>
    <style:style style:name="TableColumn164" style:family="table-column">
      <style:table-column-properties style:column-width="1.575in" style:use-optimal-column-width="false"/>
    </style:style>
    <style:style style:name="TableColumn165" style:family="table-column">
      <style:table-column-properties style:column-width="1.575in" style:use-optimal-column-width="false"/>
    </style:style>
    <style:style style:name="Table161" style:family="table">
      <style:table-properties style:width="6.2993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6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name="TableCell2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justify"/>
      <style:text-properties fo:font-size="14pt" style:font-size-asian="14pt" style:font-size-complex="14pt"/>
    </style:style>
    <style:style style:family="graphic" style:name="a0">
      <style:graphic-properties style:wrap="none" style:horizontal-rel="paragraph" style:vertical-rel="paragraph" style:horizontal-pos="center" style:vertical-pos="top"/>
    </style:style>
    <style:style style:family="graphic" style:name="a1">
      <style:graphic-properties style:vertical-pos="middle"/>
    </style:style>
  </office:automatic-styles>
  <office:body>
    <office:text text:use-soft-page-breaks="true">
      <text:p text:style-name="P1">Министерство науки и высшего образования Российской Федерации</text:p>
      <text:p text:style-name="P4">Федеративное государственное автономное образовательное учреждение высшего образования</text:p>
      <text:p text:style-name="P5">«ТОМСКИЙ ГОСУДАРСТВЕННЫЙУНИВЕРСИТЕТ СИСТЕМ УПРАВЛЕНИЯ И<text:s/>РАДИОЭЛЕКТРОНИКИ»(ТУСУР)</text:p>
      <text:p text:style-name="P6"><text:span text:style-name="T7">кафедра <text:s/>институт радиоэлектронной техники</text:span></text:p>
      <text:p text:style-name="P8"><text:span text:style-name="T9">(ИРЭТ)</text:span></text:p>
      <text:p text:style-name="P10"><text:span text:style-name="T11">ТЕКСТОВЫЙ РЕДАКТОР</text:span></text:p>
      <text:p text:style-name="P12"><text:span text:style-name="T13">отчет по лабораторной работе по дисциплине «информатика»</text:span></text:p>
      <text:p text:style-name="P14"/>
      <text:p text:style-name="P15"/>
      <text:p text:style-name="P16"><text:span text:style-name="T17">студент гр.135-2</text:span></text:p>
      <text:p text:style-name="P18"><text:span text:style-name="T19">_____ С.В.В</text:span><text:span text:style-name="T20">е</text:span><text:span text:style-name="T21">личко</text:span></text:p>
      <text:p text:style-name="P22"><text:span text:style-name="T23">_______</text:span></text:p>
      <text:p text:style-name="P24"><text:span text:style-name="T25">Руководитель</text:span></text:p>
      <text:p text:style-name="P26"><text:span text:style-name="T27">Доцент каф. РЭТЭМ</text:span></text:p>
      <text:p text:style-name="P28"><text:span text:style-name="T29">_____ <text:s text:c="2"/></text:span><text:span text:style-name="T30">_____К.Н.Афонин</text:span></text:p>
      <text:p text:style-name="P31"><text:span text:style-name="T32">оценка</text:span><text:span text:style-name="T33"><text:s text:c="5"/></text:span><text:span text:style-name="T34">____</text:span></text:p>
      <text:p text:style-name="P35"/>
      <text:p text:style-name="титульный">Томск 2025</text:p>
      <text:p text:style-name="P36"/>
      <text:p text:style-name="P37"/>
      <text:p text:style-name="Обычный">Информатика давно перестала быть просто академической дисциплиной или областью интересов программистов.</text:p>
      <text:p text:style-name="Текстлабораторнойработы">Она превратилась в<text:s/><text:span text:style-name="T38">фундаментальный язык</text:span>, на котором говорит современный мир. От работы банков и логистических систем до наших личных смартфонов и социальных сетей — всё построено на принципах, которые изучает информатика. Это наука не только о компьютерах, но, в первую очередь, об информации: её с<text:span text:style-name="T39">боре, хранении, обработке, передаче и использовании</text:span>. Понимание<text:s/>её основ стало новой формой грамотности, необходимой каждому человеку.</text:p>
      <text:p text:style-name="Текстлабораторнойработы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Обычный">Сердцем информатики являются алгоритмы — пошаговые инструкции для решения задач.</text:p>
      <text:p text:style-name="Текстлабораторнойработы">Эти инструкции, записанные на специальных языках<text:s/>программирования, заставляют<text:s/><text:soft-page-break/>компьютеры выполнять сложнейшие операции за<text:s/><text:span text:style-name="T67">доли секунды</text:span>. Алгоритмы управляют поиском в интернете, рекомендуют нам фильмы, прокладывают маршруты и защищают наши данные. Умение мыслить алгоритмически, то есть разбивать сложную проблему на последовательность простых шагов, — это ключевой навык, который развивает эта наука и который пригодится в любой сфере жизни.</text:p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Обычный"/>
      <text:p text:style-name="Обычный">Одним из важнейших разделов информатики является анализ данных. В современном мире мы<text:s/>создаем объемы информации — Big Data («большие данные»).</text:p>
      <text:p text:style-name="Текстлабораторнойработы">Задача специалистов — извлечь из этого моря сырых данных ценные закономерности и идеи.<text:s/><text:soft-page-break/>мощью специальных методов и инструментов аналитики могут предсказать тенденции рынка, оптимизировать бизнес-процессы,<text:s/><text:bookmark-start text:name="tw-target-text"/><text:bookmark-end text:name="tw-target-text"/>персонализировать</text:p>
      <text:p text:style-name="Текстлабораторнойработы">медицину и даже бороться с преступностью. Таким образом, данные превращаются в<text:s/><text:span text:style-name="T95">один из самых ценных ресурсов XXI века</text:span>.</text:p>
      <text:p text:style-name="Текстлабораторнойработы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Обычный">Безопасность информации также стала краеугольным камнем цифровой эпохи.</text:p>
      <text:p text:style-name="Текстлабораторнойработы"><text:s/>Киберпреступность, утечки персональных данных, хакерские атаки на критическую<text:s/><text:soft-page-break/>инфраструктуру — всё это реалии нашего времени. Информатика отвечает на эти вызовы,<text:s/><text:span text:style-name="T120">разрабатывая сложные системы шифрования</text:span>, протоколы безопасной передачи данных и методы защиты<text:s/>сетей. Понимание основ кибербезопасности важно не только для<text:s/><text:span text:style-name="T121">IT-специалистов</text:span>, но и для обычных пользователей, чтобы защитить свою приватность в digital-пространстве.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Обычный"/>
      <text:p text:style-name="Обычный">Таким образом, информатика — это динамичная и<text:s/>живая наука, которая продолжает изменять форму нашу реальность.</text:p>
      <text:p text:style-name="Текстлабораторнойработы"><text:s/>Появление<text:s/><text:span text:style-name="T156">квантовых вычислений</text:span>,<text:s/><text:span text:style-name="T157">искусственного интеллекта</text:span><text:s/>и<text:s/><text:span text:style-name="T158">развития «интернета вещей»</text:span><text:s/>открывает новые горизонты и ставит сложные этические и философские вопросы. Изучая<text:s/><text:soft-page-break/>информатику, мы не просто осваиваем инструменты для будущей профессии, мы учимся понимать и критически оценивать тот технологичный мир, который стремительно меняется вокруг нас.</text:p>
      <text:p text:style-name="Текстлабораторнойработы"/>
      <text:p text:style-name="P159"/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</table:table-columns>
        <table:table-row table:style-name="TableRow166">
          <table:table-cell table:style-name="TableCell167">
            <text:p text:style-name="P168">номер</text:p>
          </table:table-cell>
          <table:table-cell table:style-name="TableCell169">
            <text:p text:style-name="P170">название</text:p>
          </table:table-cell>
          <table:table-cell table:style-name="TableCell171">
            <text:p text:style-name="P172">Код оценки</text:p>
          </table:table-cell>
          <table:table-cell table:style-name="TableCell173">
            <text:p text:style-name="P174">оценка</text:p>
          </table:table-cell>
        </table:table-row>
        <table:table-row table:style-name="TableRow175">
          <table:table-cell table:style-name="TableCell176">
            <text:p text:style-name="P177">1</text:p>
          </table:table-cell>
          <table:table-cell table:style-name="TableCell178">
            <text:p text:style-name="P179">Русский язык</text:p>
          </table:table-cell>
          <table:table-cell table:style-name="TableCell180">
            <text:p text:style-name="P181">4</text:p>
          </table:table-cell>
          <table:table-cell table:style-name="TableCell182">
            <text:p text:style-name="P183">хорошо</text:p>
          </table:table-cell>
        </table:table-row>
        <table:table-row table:style-name="TableRow184">
          <table:table-cell table:style-name="TableCell185">
            <text:p text:style-name="P186">2</text:p>
          </table:table-cell>
          <table:table-cell table:style-name="TableCell187">
            <text:p text:style-name="P188">математика</text:p>
          </table:table-cell>
          <table:table-cell table:style-name="TableCell189">
            <text:p text:style-name="P190">3</text:p>
          </table:table-cell>
          <table:table-cell table:style-name="TableCell191">
            <text:p text:style-name="P192">удовлетворительно</text:p>
          </table:table-cell>
        </table:table-row>
        <table:table-row table:style-name="TableRow193">
          <table:table-cell table:style-name="TableCell194">
            <text:p text:style-name="P195">3</text:p>
          </table:table-cell>
          <table:table-cell table:style-name="TableCell196">
            <text:p text:style-name="P197">информатика</text:p>
          </table:table-cell>
          <table:table-cell table:style-name="TableCell198">
            <text:p text:style-name="P199">5</text:p>
          </table:table-cell>
          <table:table-cell table:style-name="TableCell200">
            <text:p text:style-name="P201">отлично</text:p>
          </table:table-cell>
        </table:table-row>
        <table:table-row table:style-name="TableRow202">
          <table:table-cell table:style-name="TableCell203">
            <text:p text:style-name="P204">4</text:p>
          </table:table-cell>
          <table:table-cell table:style-name="TableCell205">
            <text:p text:style-name="P206">физика</text:p>
          </table:table-cell>
          <table:table-cell table:style-name="TableCell207">
            <text:p text:style-name="P208">3</text:p>
          </table:table-cell>
          <table:table-cell table:style-name="TableCell209">
            <text:p text:style-name="P210">удовлетворительно</text:p>
          </table:table-cell>
        </table:table-row>
        <table:table-row table:style-name="TableRow211">
          <table:table-cell table:style-name="TableCell212">
            <text:p text:style-name="P213">5</text:p>
          </table:table-cell>
          <table:table-cell table:style-name="TableCell214">
            <text:p text:style-name="P215">обж</text:p>
          </table:table-cell>
          <table:table-cell table:style-name="TableCell216">
            <text:p text:style-name="P217">5</text:p>
          </table:table-cell>
          <table:table-cell table:style-name="TableCell218">
            <text:p text:style-name="P219">хорошо</text:p>
          </table:table-cell>
        </table:table-row>
      </table:table>
      <text:p text:style-name="Текстлабораторнойработы"/>
      <text:p text:style-name="Текстлабораторнойработы"/>
      <text:p text:style-name="Текстлабораторнойработы"><draw:frame draw:z-index="251658240" draw:style-name="a0" draw:name="Объект1" text:anchor-type="paragraph" svg:x="0in" svg:y="0in" svg:width="6.29792in" svg:height="3.54236in" style:rel-width="scale" style:rel-height="scale"><draw:object xlink:href="Object 1/" xlink:type="simple" xlink:show="embed" xlink:actuate="onLoad"/><svg:title/><svg:desc/></draw:frame><draw:frame draw:style-name="a1" text:anchor-type="as-char" svg:x="0in" svg:y="0in" svg:width="6.30208in" svg:height="0.75in" style:rel-width="scale" style:rel-height="scale"><draw:object xlink:href="Object 2/" xlink:type="simple" xlink:show="embed" xlink:actuate="onLoad"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Headerright" style:display-name="Header right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титульный" style:display-name="титульный" style:family="paragraph" style:parent-style-name="Standard">
      <style:paragraph-properties fo:text-align="center" fo:text-indent="0.1965in"/>
      <style:text-properties fo:font-size="14pt" style:font-size-asian="14pt" style:font-size-complex="1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Текстлабораторнойработы" style:display-name="Текст лабораторной работы" style:family="paragraph">
      <style:paragraph-properties fo:text-align="justify" fo:line-height="150%"/>
      <style:text-properties fo:hyphenate="false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Названиераздела" style:display-name="Название раздела" style:family="text">
      <style:text-properties fo:font-size="14pt" style:font-size-asian="14pt" style:font-size-complex="14pt" fo:language="ru" fo:country="RU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end"/>
    </style:style>
    <style:style style:name="T3" style:parent-style-name="Основнойшрифтабзаца" style:family="text">
      <style:text-properties fo:language="en" fo:country="US"/>
    </style:style>
  </office:automatic-styles>
  <office:master-styles>
    <style:master-page style:name="MPF0" style:page-layout-name="PL0">
      <style:header>
        <text:p text:style-name="P2"><text:span text:style-name="T3"><text:page-number text:fixed="false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Семён Величко</dc:creator>
    <meta:creation-date>2025-09-02T09:27:00Z</meta:creation-date>
    <dc:date>2025-09-15T14:26:00Z</dc:date>
    <meta:template xlink:href="Normal.dotm" xlink:type="simple"/>
    <meta:editing-cycles>2</meta:editing-cycles>
    <meta:editing-duration>PT1200S</meta:editing-duration>
    <meta:document-statistic meta:page-count="6" meta:paragraph-count="6" meta:word-count="515" meta:character-count="3450" meta:row-count="24" meta:non-whitespace-character-count="2941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 number:language="ru" number:country="RU" number:transliteration-format="1" number:transliteration-language="ru" number:transliteration-country="RU" number:transliteration-style="short">
      <number:day number:style="long"/>
      <number:text>.</number:text>
      <number:month number:style="long"/>
      <number:text>.</number:text>
      <number:year number:style="long"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end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05pt" svg:width="453.4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/>
          <chart:axis chart:dimension="x" chart:name="primary-x" chart:style-name="Axs1">
            <chart:categories table:cell-range-address="local-table.$A$2:.$A$6"/>
          </chart:axis>
          <chart:series chart:label-cell-address="local-table.$B$1" chart:values-cell-range-address="local-table.$B$2:.$B$6" chart:class="chart:bar" chart:attached-axis="primary-y" chart:style-name="G0S0"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/>
            </table:table-row>
          </table:table-header-rows>
          <table:table-row>
            <table:table-cell office:value-type="string">
              <text:p>01.01.1900</text:p>
            </table:table-cell>
            <table:table-cell office:value-type="float" office:value="4"/>
          </table:table-row>
          <table:table-row>
            <table:table-cell office:value-type="string">
              <text:p>02.01.1900</text:p>
            </table:table-cell>
            <table:table-cell office:value-type="float" office:value="3"/>
          </table:table-row>
          <table:table-row>
            <table:table-cell office:value-type="string">
              <text:p>03.01.1900</text:p>
            </table:table-cell>
            <table:table-cell office:value-type="float" office:value="5"/>
          </table:table-row>
          <table:table-row>
            <table:table-cell office:value-type="string">
              <text:p>04.01.1900</text:p>
            </table:table-cell>
            <table:table-cell office:value-type="float" office:value="3"/>
          </table:table-row>
          <table:table-row>
            <table:table-cell office:value-type="string">
              <text:p>05.01.1900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mml:math xmlns:mml="http://www.w3.org/1998/Math/MathML" xmlns:m="http://schemas.openxmlformats.org/officeDocument/2006/math">
  <mml:mtable>
    <mml:mtr>
      <mml:mtd>
        <mml:mi>z</mml:mi>
        <mml:mo>=</mml:mo>
        <mml:mfrac>
          <mml:mrow>
            <mml:mfenced open="|" close="|" separators="|">
              <mml:mrow>
                <mml:mi>x</mml:mi>
              </mml:mrow>
            </mml:mfenced>
            <mml:mo>+</mml:mo>
            <mml:mfenced open="|" close="|" separators="|">
              <mml:mrow>
                <mml:mi>y</mml:mi>
              </mml:mrow>
            </mml:mfenced>
          </mml:mrow>
          <mml:mrow>
            <mml:mn>1</mml:mn>
            <mml:mo>+</mml:mo>
            <mml:msqrt>
              <mml:mfenced open="|" close="|" separators="|">
                <mml:mrow>
                  <mml:mi>x</mml:mi>
                </mml:mrow>
              </mml:mfenced>
              <mml:mo>+</mml:mo>
              <mml:mfenced open="|" close="|" separators="|">
                <mml:mrow>
                  <mml:mi>y</mml:mi>
                </mml:mrow>
              </mml:mfenced>
            </mml:msqrt>
          </mml:mrow>
        </mml:mfrac>
      </mml:mtd>
      <mml:mtd>
        <mml:mi>z</mml:mi>
        <mml:mo>=</mml:mo>
        <mml:mfenced open="{" close="" separators="|">
          <mml:mrow>
            <mml:mtable>
              <mml:mtr>
                <mml:mtd>
                  <mml:mrow>
                    <mml:maligngroup/>
                    <mml:mroot>
                      <mml:mrow>
                        <mml:msup>
                          <mml:mrow>
                            <mml:mn>3</mml:mn>
                            <mml:mi>x</mml:mi>
                          </mml:mrow>
                          <mml:mrow>
                            <mml:mn>2</mml:mn>
                          </mml:mrow>
                        </mml:msup>
                        <mml:mo>+</mml:mo>
                        <mml:msup>
                          <mml:mrow>
                            <mml:mi>y</mml:mi>
                          </mml:mrow>
                          <mml:mrow>
                            <mml:mn>5</mml:mn>
                          </mml:mrow>
                        </mml:msup>
                      </mml:mrow>
                      <mml:mrow>
                        <mml:mn>7</mml:mn>
                      </mml:mrow>
                    </mml:mroot>
                    <mml:mi> </mml:mi>
                    <mml:mi>п</mml:mi>
                    <mml:mi>р</mml:mi>
                    <mml:mi>и</mml:mi>
                    <mml:mi> </mml:mi>
                    <mml:mi>x</mml:mi>
                    <mml:mo>≤</mml:mo>
                    <mml:mn>0</mml:mn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p>
                          <mml:mrow>
                            <mml:mi mathvariant="normal">sin</mml:mi>
                          </mml:mrow>
                          <mml:mrow>
                            <mml:mo>-</mml:mo>
                            <mml:mn>1</mml:mn>
                          </mml:mrow>
                        </mml:msup>
                      </mml:mrow>
                      <mml:mo>⁡</mml:mo>
                      <mml:mrow>
                        <mml:mfenced separators="|">
                          <mml:mrow>
                            <mml:mfrac bevelled="true">
                              <mml:mrow>
                                <mml:mi>x</mml:mi>
                              </mml:mrow>
                              <mml:mrow>
                                <mml:mi>y</mml:mi>
                              </mml:mrow>
                            </mml:mfrac>
                          </mml:mrow>
                        </mml:mfenced>
                      </mml:mrow>
                    </mml:mrow>
                    <mml:mi> </mml:mi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≥</mml:mo>
                    <mml:mi>x</mml:mi>
                  </mml:mrow>
                </mml:mtd>
              </mml:mtr>
              <mml:mtr>
                <mml:mtd>
                  <mml:mrow>
                    <mml:maligngroup/>
                    <mml:mrow>
                      <mml:mrow>
                        <mml:msub>
                          <mml:mrow>
                            <mml:mi mathvariant="normal">log</mml:mi>
                          </mml:mrow>
                          <mml:mrow>
                            <mml:mi>x</mml:mi>
                            <mml:mo>+</mml:mo>
                            <mml:mfenced open="|" close="|" separators="|">
                              <mml:mrow>
                                <mml:mi>y</mml:mi>
                              </mml:mrow>
                            </mml:mfenced>
                            <mml:mo>+</mml:mo>
                            <mml:mn>1</mml:mn>
                          </mml:mrow>
                        </mml:msub>
                      </mml:mrow>
                      <mml:mo>⁡</mml:mo>
                      <mml:mrow>
                        <mml:mfenced separators="|">
                          <mml:mrow>
                            <mml:mi>x</mml:mi>
                            <mml:mo>+</mml:mo>
                            <mml:mfenced open="|" close="|" separators="|">
                              <mml:mrow>
                                <mml:mi>y</mml:mi>
                              </mml:mrow>
                            </mml:mfenced>
                          </mml:mrow>
                        </mml:mfenced>
                      </mml:mrow>
                    </mml:mrow>
                    <mml:mi>п</mml:mi>
                    <mml:mi>р</mml:mi>
                    <mml:mi>и</mml:mi>
                    <mml:mi> </mml:mi>
                    <mml:mi>x</mml:mi>
                    <mml:mo>&gt;</mml:mo>
                    <mml:mn>0</mml:mn>
                    <mml:mo>,</mml:mo>
                    <mml:mfenced open="|" close="|" separators="|">
                      <mml:mrow>
                        <mml:mi>y</mml:mi>
                      </mml:mrow>
                    </mml:mfenced>
                    <mml:mo>&lt;</mml:mo>
                    <mml:mi>x</mml:mi>
                  </mml:mrow>
                </mml:mtd>
              </mml:mtr>
            </mml:mtable>
          </mml:mrow>
        </mml:mfenced>
      </mml:mtd>
      <mml:mtd>
        <mml:mrow>
          <mml:mo stretchy="false">∫</mml:mo>
          <mml:mrow>
            <mml:mfrac>
              <mml:mrow>
                <mml:mi>d</mml:mi>
                <mml:mi>x</mml:mi>
              </mml:mrow>
              <mml:mrow>
                <mml:msup>
                  <mml:mrow>
                    <mml:mrow>
                      <mml:mrow>
                        <mml:mi mathvariant="normal">sin</mml:mi>
                      </mml:mrow>
                      <mml:mo>⁡</mml:mo>
                      <mml:mrow>
                        <mml:mi>x</mml:mi>
                      </mml:mrow>
                    </mml:mrow>
                  </mml:mrow>
                  <mml:mrow>
                    <mml:mn>2</mml:mn>
                  </mml:mrow>
                </mml:msup>
              </mml:mrow>
            </mml:mfrac>
            <mml:mo>=</mml:mo>
            <mml:mo>-</mml:mo>
            <mml:mrow>
              <mml:mrow>
                <mml:mi mathvariant="normal">cot</mml:mi>
              </mml:mrow>
              <mml:mo>⁡</mml:mo>
              <mml:mrow>
                <mml:mi>x</mml:mi>
              </mml:mrow>
            </mml:mrow>
            <mml:mo>+</mml:mo>
            <mml:mi>C</mml:mi>
          </mml:mrow>
        </mml:mrow>
      </mml:mtd>
    </mml:mtr>
  </mml:mtable>
</mml:math>
</file>